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.916cm" fo:min-width="2.76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.104cm" fo:min-width="3.154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color="#666666" draw:fill-color="#b3b3b3" draw:textarea-horizontal-align="justify" draw:textarea-vertical-align="middle" draw:auto-grow-height="false" fo:min-height="2.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-color="#b3b3b3"/>
      <style:paragraph-properties fo:text-align="center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2.4cm" svg:x="5.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1.862cm" svg:height="2.086cm" draw:transform="skewX (0.140149938935145) rotate (0.867777704091581) translate (5.29402352278819cm 13.9370976717092cm)" svg:viewBox="0 0 1863 2087" svg:d="M0 10c153 31 637-128 481 220-86 192-52 480 135 491 205 12 467 3 518 187 48 172-70 440 120 549 175 99 481-102 577 155l-68 193 23 220 77 62">
          <text:p/>
        </draw:path>
        <draw:path draw:style-name="gr2" draw:text-style-name="P1" draw:layer="layout" svg:width="1.862cm" svg:height="2.086cm" draw:transform="skewX (0.140149938935145) rotate (0.867777704091581) translate (5.49502352278819cm 14.5370976717092cm)" svg:viewBox="0 0 1863 2087" svg:d="M0 10c153 31 637-128 481 220-86 192-52 480 135 491 205 12 467 3 518 187 48 172-70 440 120 549 175 99 481-102 577 155l-68 193 23 220 77 62">
          <text:p/>
        </draw:path>
        <draw:path draw:style-name="gr2" draw:text-style-name="P1" draw:layer="layout" svg:width="1.862cm" svg:height="2.086cm" draw:transform="skewX (0.140149938935145) rotate (0.867777704091581) translate (5.59502352278819cm 13.1370976717092cm)" svg:viewBox="0 0 1863 2087" svg:d="M0 10c153 31 637-128 481 220-86 192-52 480 135 491 205 12 467 3 518 187 48 172-70 440 120 549 175 99 481-102 577 155l-68 193 23 220 77 62">
          <text:p/>
        </draw:path>
        <draw:frame draw:style-name="gr3" draw:text-style-name="P2" draw:layer="layout" svg:width="1.035cm" svg:height="0.962cm" svg:x="6.2cm" svg:y="12.8cm">
          <draw:text-box>
            <text:p>...</text:p>
          </draw:text-box>
        </draw:frame>
        <draw:frame draw:style-name="gr3" draw:text-style-name="P4" draw:layer="layout" svg:width="3.199cm" svg:height="0.806cm" svg:x="5.4cm" svg:y="14.8cm">
          <draw:text-box>
            <text:p text:style-name="P3"><text:span text:style-name="T1">Thread Pool</text:span></text:p>
          </draw:text-box>
        </draw:frame>
        <draw:custom-shape draw:style-name="gr4" draw:text-style-name="P1" draw:layer="layout" svg:width="3.8cm" svg:height="1.5cm" svg:x="5.001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928cm" svg:height="0.806cm" svg:x="5.448cm" svg:y="8.7cm">
          <draw:text-box>
            <text:p text:style-name="P3"><text:span text:style-name="T1">Goroutines</text:span></text:p>
          </draw:text-box>
        </draw:frame>
        <draw:custom-shape draw:style-name="gr5" draw:text-style-name="P5" draw:layer="layout" svg:width="0.4cm" svg:height="0.4cm" svg:x="5.3cm" svg:y="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4cm" svg:height="0.4cm" svg:x="6.0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6.7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7.4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8.0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5.3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6.0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6.7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7.4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8.0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2.8cm" svg:x="6.7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4.86cm" svg:height="1.361cm" svg:x="4.8cm" svg:y="10.539cm">
          <draw:text-box>
            <text:p text:style-name="P7"><text:span text:style-name="T2">Golang <text:s/>Run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7-14T15:26:28.272024953</meta:creation-date>
    <dc:date>2015-07-14T16:24:59.569745570</dc:date>
    <dc:creator>nikolay </dc:creator>
    <meta:editing-duration>PT34M3S</meta:editing-duration>
    <meta:editing-cycles>5</meta:editing-cycles>
    <meta:generator>LibreOffice/4.4.2.2$Linux_X86_64 LibreOffice_project/40m0$Build-2</meta:generator>
    <meta:document-statistic meta:object-count="20"/>
  </office:meta>
</office:document-meta>
</file>